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100%" fo:text-indent="0.4917in" style:auto-text-indent="false"/>
    </style:style>
    <style:style style:name="P2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4917in" style:auto-text-indent="false"/>
    </style:style>
    <style:style style:name="P3" style:family="paragraph" style:parent-style-name="Standard">
      <style:paragraph-properties fo:margin-left="0in" fo:margin-right="0in" fo:margin-top="0in" fo:margin-bottom="0in" fo:line-height="100%" fo:text-align="justify" style:justify-single-word="false" fo:orphans="0" fo:widows="0" fo:text-indent="0.4917in" style:auto-text-indent="false"/>
    </style:style>
    <style:style style:name="P4" style:family="paragraph" style:parent-style-name="Standard" style:list-style-name="L2">
      <style:paragraph-properties fo:margin-left="0in" fo:margin-right="0in" fo:margin-top="0in" fo:margin-bottom="0in" fo:line-height="100%" fo:text-align="justify" style:justify-single-word="false" fo:text-indent="0.4917in" style:auto-text-indent="false"/>
    </style:style>
    <style:style style:name="P5" style:family="paragraph" style:parent-style-name="Standard" style:list-style-name="L2">
      <style:paragraph-properties fo:margin-left="0in" fo:margin-right="0in" fo:margin-top="0in" fo:margin-bottom="0in" fo:line-height="100%" fo:text-align="justify" style:justify-single-word="false" fo:text-indent="0.4917in" style:auto-text-indent="false" fo:background-color="#66cc00">
        <style:background-image/>
      </style:paragraph-properties>
    </style:style>
    <style:style style:name="P6" style:family="paragraph" style:parent-style-name="Standard" style:master-page-name="Standard">
      <style:paragraph-properties fo:margin-left="1.4752in" fo:margin-right="0in" fo:text-indent="0.4917in" style:auto-text-indent="false" style:page-number="auto"/>
    </style:style>
    <style:style style:name="P7" style:family="paragraph" style:parent-style-name="Standard">
      <style:paragraph-properties fo:margin-top="0in" fo:margin-bottom="0in" fo:line-height="100%"/>
    </style:style>
    <style:style style:name="P8" style:family="paragraph" style:parent-style-name="Standard">
      <style:paragraph-properties fo:margin-top="0in" fo:margin-bottom="0in" fo:line-height="100%" fo:text-align="justify" style:justify-single-word="false"/>
    </style:style>
    <style:style style:name="P9" style:family="paragraph" style:parent-style-name="Standard" style:list-style-name="L1">
      <style:paragraph-properties fo:margin-top="0in" fo:margin-bottom="0in" fo:line-height="100%" fo:text-align="justify" style:justify-single-word="false" fo:orphans="0" fo:widows="0"/>
    </style:style>
    <style:style style:name="P10" style:family="paragraph" style:parent-style-name="Standard">
      <style:paragraph-properties fo:margin-top="0in" fo:margin-bottom="0in" fo:line-height="100%" fo:text-align="justify" style:justify-single-word="false" fo:orphans="0" fo:widows="0"/>
      <style:text-properties style:font-name-complex="Calibri1"/>
    </style:style>
    <style:style style:name="P11" style:family="paragraph" style:parent-style-name="Standard">
      <style:paragraph-properties fo:margin-top="0in" fo:margin-bottom="0in" fo:line-height="100%"/>
      <style:text-properties fo:font-style="italic" style:font-style-asian="italic"/>
    </style:style>
    <style:style style:name="P12" style:family="paragraph" style:parent-style-name="Standard">
      <style:paragraph-properties fo:margin-top="0in" fo:margin-bottom="0in" fo:line-height="100%"/>
      <style:text-properties fo:background-color="transparent"/>
    </style:style>
    <style:style style:name="P13" style:family="paragraph" style:parent-style-name="Standard" style:list-style-name="L1">
      <style:paragraph-properties fo:margin-top="0in" fo:margin-bottom="0in" fo:line-height="100%" fo:text-align="justify" style:justify-single-word="false" fo:orphans="0" fo:widows="0" fo:background-color="#00cc00">
        <style:background-image/>
      </style:paragraph-properties>
      <style:text-properties fo:language="ru" fo:country="RU"/>
    </style:style>
    <style:style style:name="P14" style:family="paragraph" style:parent-style-name="Standard">
      <style:paragraph-properties fo:margin-left="0in" fo:margin-right="0in" fo:margin-top="0in" fo:margin-bottom="0in" fo:line-height="100%" fo:text-indent="0.1972in" style:auto-text-indent="false"/>
    </style:style>
    <style:style style:name="P15" style:family="paragraph" style:parent-style-name="Standard">
      <style:paragraph-properties fo:margin-left="0.25in" fo:margin-right="0in" fo:margin-top="0in" fo:margin-bottom="0in" fo:line-height="100%" fo:text-indent="0in" style:auto-text-indent="false"/>
    </style:style>
    <style:style style:name="P16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5in" style:auto-text-indent="false"/>
    </style:style>
    <style:style style:name="P18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5in" style:auto-text-indent="false"/>
      <style:text-properties fo:color="#000000" style:font-name-complex="Times New Roman"/>
    </style:style>
    <style:style style:name="P19" style:family="paragraph" style:parent-style-name="List_20_Paragraph">
      <style:paragraph-properties fo:margin-top="0in" fo:margin-bottom="0in" fo:line-height="100%"/>
    </style:style>
    <style:style style:name="P20" style:family="paragraph" style:parent-style-name="List_20_Paragraph">
      <style:paragraph-properties fo:margin-left="0.1972in" fo:margin-right="0in" fo:margin-top="0in" fo:margin-bottom="0in" fo:line-height="100%" fo:text-indent="0.294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Calibri1"/>
    </style:style>
    <style:style style:name="T3" style:family="text">
      <style:text-properties style:font-name-complex="Calibri1" style:font-weight-complex="bold"/>
    </style:style>
    <style:style style:name="T4" style:family="text">
      <style:text-properties fo:color="#000000" style:font-name-complex="Times New Roman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fo:background-color="#66cc00" style:font-style-asian="italic"/>
    </style:style>
    <style:style style:name="T7" style:family="text">
      <style:text-properties fo:font-style="italic" fo:background-color="transparent" style:font-style-asian="italic"/>
    </style:style>
    <style:style style:name="T8" style:family="text">
      <style:text-properties fo:background-color="#66cc00"/>
    </style:style>
    <style:style style:name="T9" style:family="text">
      <style:text-properties fo:background-color="#ffff66"/>
    </style:style>
    <style:style style:name="T10" style:family="text">
      <style:text-properties fo:background-color="#ffff66" style:font-name-complex="Calibri1"/>
    </style:style>
    <style:style style:name="T11" style:family="text">
      <style:text-properties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ТРУДОВОЙ ДОГОВОР № 17</text:span></text:p>
      <text:p text:style-name="Standard">г. Москва<text:tab/><text:tab/><text:tab/><text:tab/><text:tab/><text:tab/><text:tab/><text:tab/><text:tab/>17 июня 2021 г.</text:p>
      <text:p text:style-name="P2">Общество с ограниченной ответственностью «РусТек», именуемое в дальнейшем «Работодатель», в лице Генерального директора Скипидарова Сергея Яковлевича, действующего на основании Устава, с одной стороны, и <text:span text:style-name="T6">Михайлов Сергей ЛЬвовияч</text:span>, именуемый в дальнейшем «Работник», с другой стороны, заключили настоящий трудовой договор о нижеследующем:</text:p>
      <text:p text:style-name="P2"/>
      <text:p text:style-name="P2">1.ПРЕДМЕТ И СРОК ДЕЙСТВИЯ ДОГОВОРА</text:p>
      <text:p text:style-name="P2">1.1. Согласно настоящему договору Работник принимается на работу в ООО «РусТек», на должность <text:s/>инженер-схемотехник, с <text:span text:style-name="T2">17 июля</text:span> 2021 года.</text:p>
      <text:p text:style-name="P2">1.2 Работник обязуется лично выполнять все работы, обусловливаемые должностью, на которую он принимается, а также трудовыми обязанностями и конкретными заданиями (поручениями), устанавливаемыми Работодателем, и должностной инструкцией.</text:p>
      <text:p text:style-name="P2">1.3. Работа по настоящему Договору является для Работника местом работы по совместительству.</text:p>
      <text:p text:style-name="P3">1.4. Срок действия настоящего трудового договора устанавливается: на неопределенный срок.</text:p>
      <text:list xml:id="list8549084662143235361" text:style-name="L1">
        <text:list-item>
          <text:list>
            <text:list-item>
              <text:p text:style-name="P9"><text:span text:style-name="T2">В целях проверки соответствия </text:span><text:span text:style-name="T3">Работника</text:span><text:span text:style-name="T2"> поручаемой работе устанавливается испытательный срок: </text:span><text:span text:style-name="T10">2 (два) месяца, с 17 июля 2021 г. по 16 сентября 2021 года.</text:span></text:p>
            </text:list-item>
            <text:list-item>
              <text:p text:style-name="P13"><text:span text:style-name="T2">Кажется речь шла о 6 месяцах либо по завершению проекта..</text:span></text:p>
            </text:list-item>
          </text:list>
        </text:list-item>
      </text:list>
      <text:p text:style-name="P10"/>
      <text:p text:style-name="P2">2. УСЛОВИЯ ТРУДА<text:tab/></text:p>
      <text:p text:style-name="P20">2.1. Условия труда и место работы:</text:p>
      <text:p text:style-name="P14">2.1.1. Общие характеристики условий труда:</text:p>
      <text:p text:style-name="P19">Используемое оборудование: ПЭВМ (личная или выдана работодателем).</text:p>
      <text:p text:style-name="P19">Используемые материалы: канцелярские принадлежности, бумага.</text:p>
      <text:p text:style-name="P19">Факторы производственной среды и трудового процесса: электромагнитное поле широкополосного спектра частот от ПЭВМ.</text:p>
      <text:p text:style-name="P15">2.1.2. Место работы:</text:p>
      <text:p text:style-name="P19">На территории Работника.</text:p>
      <text:p text:style-name="P19">Рабочее место работника расположено по адресу: по месту проживания.</text:p>
      <text:p text:style-name="P2">2.2. График работы, время начала и окончания рабочего дня, график сменности, перерывы для отдыха и питания устанавливаются локальным нормативным актом Работодателя.</text:p>
      <text:p text:style-name="P2">2.3. Работник имеет право на ежегодный оплачиваемый отпуск продолжительностью 28 календарных дней.</text:p>
      <text:p text:style-name="P2">2.4. Работодатель осуществляет обязательное социальное, медицинское и пенсионное страхование Работника в порядке, определенном действующим законодательством:</text:p>
      <text:p text:style-name="P2">Федеральным законом от 16.07.1999 N 165-ФЗ "Об основах обязательного социального страхования";</text:p>
      <text:p text:style-name="P2">Федеральным законом от 24.07.1998 N 125-ФЗ "Об обязательном социальном страховании от несчастных случаев на производстве и профессиональных заболеваний";</text:p>
      <text:p text:style-name="P8">-<text:tab/>Федеральным законом от 29.12.2006 N 255-ФЗ "Об обязательном социальном страховании на случай временной нетрудоспособности и в связи с материнством";</text:p>
      <text:p text:style-name="P8">-<text:tab/>Федеральным законом от 29.11.2010 N 326-ФЗ "Об обязательном медицинском страховании в Российской Федерации";</text:p>
      <text:p text:style-name="P8">-<text:tab/>Федеральным законом от 15.12.2001 N 167-ФЗ "Об обязательном пенсионном страховании в Российской Федерации".</text:p>
      <text:p text:style-name="P2">2.5. Работодатель выплачивает Работнику пособие по временной нетрудоспособности в размере, установленном действующим законодательством РФ.</text:p>
      <text:p text:style-name="P2"/>
      <text:p text:style-name="P2">3. ОПЛАТА ТРУДА</text:p>
      <text:list xml:id="list4432701835969284893" text:style-name="L2">
        <text:list-item>
          <text:list>
            <text:list-item>
              <text:p text:style-name="P4">За выполнение трудовых обязанностей, предусмотренных настоящим трудовым договором, Работнику устанавливается должностной оклад в размере<text:span text:style-name="T9"> 40000,00 руб. в месяц.</text:span></text:p>
            </text:list-item>
            <text:list-item>
              <text:p text:style-name="P5">Кажется речь шла о 50.000 чтобы около 40+ выдавалось на руки?</text:p>
            </text:list-item>
          </text:list>
        </text:list-item>
      </text:list>
      <text:p text:style-name="P2"><text:soft-page-break/>3.2. За добросовестное выполнение трудовых обязанностей, достижение высоких результатов Работнику может выплачиваться премия в порядке, сроки и размерах, определяемых «Положением о премировании и материальном стимулировании работников». Основанием для выплаты премии является приказ Генерального директора.<text:tab/></text:p>
      <text:p text:style-name="P16">3.3. <text:span text:style-name="T4">Заработная плата выплачивается Работнику в рублях РФ. При выплате заработной платы Работодатель удерживает с Работника в установленном законодательством порядке подоходный налог, а также производит иные удержания с заработной платы Работника по основаниям и в порядке, предусмотренном действующим законодательством РФ.</text:span></text:p>
      <text:p text:style-name="P17"><text:span text:style-name="T4">3.4. Заработная плата выплачивается </text:span>Работнику не реже чем каждые полмесяца<text:span text:style-name="T4"> в следующие сроки:</text:span></text:p>
      <text:p text:style-name="P17"><text:span text:style-name="T4">Аванс - 15 числа текущего месяца в размере 40% от оклада;</text:span></text:p>
      <text:p text:style-name="P17"><text:span text:style-name="T4">Полный расчет за отработанный месяц – 30/31 числа текущего месяца.</text:span></text:p>
      <text:p text:style-name="P18"/>
      <text:p text:style-name="P17"><text:span text:style-name="T4">3.5. Заработная плата выплачивается Работнику перечислением на указанный Работником счет в банке.</text:span></text:p>
      <text:p text:style-name="P17"><text:span text:style-name="T4">3.6. В случае совпадения дня выплаты с выходным или нерабочим праздничным днем выплата заработной платы производится накануне этого дня.</text:span></text:p>
      <text:p text:style-name="P18"/>
      <text:p text:style-name="P1">4. ПРАВА И ОБЯЗАННОСТИ СТОРОН<text:tab/></text:p>
      <text:p text:style-name="P2">4.1. Работник имеет права и обязуется исполнять обязанности, предусмотренные статьей 21 ТК РФ. Работник обязуется:</text:p>
      <text:p text:style-name="P8">-<text:tab/>добросовестно, оперативно и на высоком профессиональном уровне выполнять трудовые функции и обязанности в соответствии с локальными нормативными актами Работодателя, а также определяемые устными указаниями и распоряжениями Работодателя или лиц, уполномоченных Работодателем организовывать труд Работника.</text:p>
      <text:p text:style-name="P8">-<text:tab/>обеспечивать своей деятельностью оптимальную эффективность, качество и скорость процесса работы структурного подразделения;</text:p>
      <text:p text:style-name="P8"><text:s/>-<text:tab/>бережно и в соответствии с правилами эксплуатации относиться к вверенному в служебных целях имуществу Работодателя, осуществлять контроль сохранности используемого оборудования и других материальных ценностей;</text:p>
      <text:p text:style-name="P8"><text:s/>-<text:tab/>возмещать ущерб, причиненный имуществу Работодателя по вине Работника, в размере и порядке, предусмотренном действующим законодательством РФ;<text:tab/></text:p>
      <text:p text:style-name="P8">- <text:tab/>при исполнении должностных обязанностей соблюдать трудовую, производственную и технологическую дисциплину, следовать правилам и нормам по охране труда, технике безопасности и санитарии;</text:p>
      <text:p text:style-name="P7">-<text:tab/>способствовать созданию благоприятного делового и морального климата в коллективе;<text:tab/></text:p>
      <text:p text:style-name="P1">4.2. Работник имеет право:<text:tab/></text:p>
      <text:p text:style-name="P8">-<text:tab/>требовать от Работодателя своевременной выплаты заработной платы в соответствии с условиями настоящего Договора;</text:p>
      <text:p text:style-name="P8">-<text:tab/>требовать от Работодателя не сообщать третьей стороне персональных данных о Работнике без его согласия, в соответствии с действующим Трудовым кодексом РФ;</text:p>
      <text:p text:style-name="P8">-<text:tab/>требовать от Работодателя обеспечения необходимыми техническими средствами, материалами и документацией;</text:p>
      <text:p text:style-name="P8">-<text:tab/>представлять на рассмотрение своего непосредственного руководителя предложения по вопросам своей деятельности;</text:p>
      <text:p text:style-name="P8">-<text:tab/>получать от работников организации информацию, необходимую для осуществления своей деятельности.</text:p>
      <text:p text:style-name="P2">4.3. Работодатель имеет права и обязуется исполнять обязанности, предусмотренные статьей 22 ТК РФ. Работодатель обязуется:</text:p>
      <text:p text:style-name="P8">-<text:tab/>создать оптимальные условия труда и организовывать трудовой процесс Работника для обеспечения качественного выполнения его должностных обязанностей;</text:p>
      <text:p text:style-name="P8">-<text:tab/>обеспечить Работника <text:span text:style-name="T8">программным обеспечением,</text:span> материальными средствами, оборудованием и технической документацией, необходимыми для осуществления его трудовых функций и обязанностей;</text:p>
      <text:p text:style-name="P8"><text:soft-page-break/>-<text:tab/>своевременно и в полном размере выплачивать заработную плату, регламентированную штатным расписанием и настоящим Трудовым договором, а также производить другие выплаты, предусмотренные трудовым законодательством РФ.</text:p>
      <text:p text:style-name="P8">-<text:tab/>ознакомить Работника под роспись с локальными нормативными актами.</text:p>
      <text:p text:style-name="P2">4.4. Работодатель имеет право:</text:p>
      <text:p text:style-name="P7">-<text:tab/>требовать отчетность и осуществлять контроль порядка, объемов и качества выполнения Работником его должностных обязанностей;<text:tab/></text:p>
      <text:p text:style-name="P7">-<text:tab/>требовать соблюдения и выполнения локальных нормативных актов;</text:p>
      <text:p text:style-name="P7">-<text:tab/>требовать от Работника добросовестного, оперативного и профессионального выполнения его должностных обязанностей;</text:p>
      <text:p text:style-name="P8">-<text:tab/>привлекать Работника к дисциплинарной ответственности в случаях совершения им дисциплинарных нарушений и к материальной ответственности за ущерб, причиненный Работодателю;<text:tab/></text:p>
      <text:p text:style-name="P8">-<text:tab/>перевести Работника на другую работу в пределах организации с учетом специальности и квалификации Работника в случаях, установленных действующим законодательством или по соглашению сторон;</text:p>
      <text:p text:style-name="P8">-<text:tab/>направлять Работника в служебные командировки с оплатой командировочных расходов в размерах, установленных законодательством РФ.</text:p>
      <text:p text:style-name="P8"/>
      <text:p text:style-name="P2">5. КОНФИДЕНЦИАЛЬНОСТЬ<text:tab/></text:p>
      <text:p text:style-name="P2">5.1. Работник обязан обеспечить сохранность, не разглашать и не передавать третьим лицам сведения и документы, составляющие служебную, коммерческую, техническую, технологическую или экономическую тайну Работодателя и его клиентов (заказчиков) как в течение срока действия настоящего Договора, так и в течение 3 лет после истечения срока или прекращения настоящего Договора. Работник признает, что в случае нарушения принципа конфиденциальности Работодатель или его клиент понесет значительные убытки, ответственность за которые будет возложена на Работника.</text:p>
      <text:p text:style-name="P2">5.2. Конфиденциальной информацией является информация, касающаяся деятельности Работодателя и его клиентов (заказчиков), включая, но не ограничиваясь, следующим:</text:p>
      <text:p text:style-name="P8">-<text:tab/>сведения о любой внутренней статистике;</text:p>
      <text:p text:style-name="P8"><text:s/>-<text:tab/>сведения о структуре;<text:tab/></text:p>
      <text:p text:style-name="P8">-<text:tab/>сведения о внутренних и зарубежных заказчиках, подрядчиках, поставщиках, клиентах, потребителях, покупателях, компаньонах, спонсорах, посредниках и других партнерах, а также конкурентах, которые не содержатся в открытых источниках (справочниках, каталогах и др.); </text:p>
      <text:p text:style-name="P8">-<text:tab/>сведения о порядке и состоянии организации защиты коммерческой тайны;<text:tab/></text:p>
      <text:p text:style-name="P8">-<text:tab/>сведения о порядке и состоянии организации охраны, пропускном режиме, системе сигнализации;<text:tab/></text:p>
      <text:p text:style-name="P8">-<text:tab/>сведения об обороте предприятия в целом и каждого подразделения в отдельности;<text:tab/>-<text:tab/>внутренние документы;</text:p>
      <text:p text:style-name="P8"><text:s/>-<text:tab/>документы, касающиеся технологии ведения бизнеса;</text:p>
      <text:p text:style-name="P8"><text:s/>-<text:tab/>должностные инструкции;</text:p>
      <text:p text:style-name="P8"><text:s/>-<text:tab/>приказы и положения о работе подразделений.</text:p>
      <text:p text:style-name="P2">5.3. Список информации, являющейся конфиденциальной, может быть изменен руководством Работодателя с обязательным уведомлением Работника в устной или письменной форме, в том числе по электронной почте.<text:tab/></text:p>
      <text:p text:style-name="P2">5.4. Не является конфиденциальной любая информация, опубликованная в открытом доступе на официальном сайте (сайтах) Работодателя или явно разрешенная к распространению руководством Работодателя.<text:tab/></text:p>
      <text:p text:style-name="P2">5.5. В момент подписания настоящего Договора Работник проинформирован о том, что любое разглашение конфиденциальной информации в соответствии с подпунктом в) пункта 6 статьи 81 ТК РФ, является основанием для увольнения Работника.</text:p>
      <text:p text:style-name="P2"><text:s/>5.6. Исходя из изложенного в пункте 5.1. настоящего Договора Работник соглашается:<text:tab/></text:p>
      <text:p text:style-name="P8">-<text:tab/>в течение срока существования трудовых отношений не делать никаких записей, публикаций, сообщений, <text:span text:style-name="T8">касающихся деятельности предприятия</text:span> в том числе в сети Интернет, не передавать информацию о деятельности Работодателя напрямую либо косвенно любым третьим <text:soft-page-break/>лицам, фирмам, корпорациям, кроме случаев, когда данные действия связаны с исполнением должностных обязанностей в интересах Работодателя.<text:tab/></text:p>
      <text:p text:style-name="P8">-<text:tab/>не разглашать, не печатать, не публиковать и не использовать любым иным образом конфиденциальную информацию, даже в случае прекращения трудовых отношений с Работодателем.</text:p>
      <text:p text:style-name="P2">5.7. В случае прекращения трудовых отношений вся информация и материалы, имеющие отношение к деятельности Работодателя, такие как деловые бумаги, компьютерные материалы, а также другие документы, имеющие прямое или косвенное отношение к деятельности Работодателя, являются собственностью Работодателя и не подлежат отчуждению Работником.<text:tab/></text:p>
      <text:p text:style-name="P2"/>
      <text:p text:style-name="P1">6. ПОРЯДОК УРЕГУЛИРОВАНИЯ СПОРОВ<text:tab/></text:p>
      <text:p text:style-name="P1">6.1. Все споры и разногласия, которые могут возникнуть из настоящего трудового договора или в связи с ним, будут, по возможности, решаться сторонами путем переговоров. В случае если эти меры не приведут к положительному результату, спор подлежит урегулированию в порядке, предусмотренном трудовым законодательством РФ.</text:p>
      <text:p text:style-name="P1"/>
      <text:p text:style-name="P1">7. ИНЫЕ УСЛОВИЯ<text:tab/></text:p>
      <text:p text:style-name="P1">7.1. Во всем остальном, что не предусмотрено настоящим трудовым договором, стороны руководствуются законодательством РФ, регулирующим трудовые отношения.</text:p>
      <text:p text:style-name="P1">7.2.<text:tab/>Настоящий договор составлен в 2 экземплярах, по одному для каждой из сторон.<text:tab/></text:p>
      <text:p text:style-name="P1"><text:s/></text:p>
      <text:p text:style-name="P1">8. РЕКВИЗИТЫ СТОРОН И ПОДПИСИ<text:tab/></text:p>
      <text:p text:style-name="P7"/>
      <text:p text:style-name="P7"><text:span text:style-name="T1">Работник:</text:span> <text:s/><text:span text:style-name="T7">Михайлов Сергей ЛЬвовияч </text:span><text:span text:style-name="T11"><text:s/>____________________________</text:span></text:p>
      <text:p text:style-name="P12">Паспорт серия 4507 № 726063 Дата выдачи 30082004 г.<text:tab/><text:tab/><text:tab/></text:p>
      <text:p text:style-name="P12">Выдан овд Можайский</text:p>
      <text:p text:style-name="P7"><text:span text:style-name="T11">Адрес регистрации:Москва ул.Беловежская 21-151<text:tab/><text:tab/></text:span><text:tab/><text:tab/><text:tab/><text:tab/><text:tab/><text:tab/><text:tab/><text:tab/><text:tab/><text:tab/><text:tab/></text:p>
      <text:p text:style-name="P7"><text:tab/><text:tab/><text:bookmark text:name="Bookmark"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7"><text:span text:style-name="T1">Работодатель:</text:span> <text:span text:style-name="T5">Общество с ограниченной ответственностью "РусТек"<text:tab/></text:span></text:p>
      <text:p text:style-name="P7">ИНН: <text:s/>7723827927 КПП: 772301001</text:p>
      <text:p text:style-name="P7">Юридический адрес: 109383, Москва г, Песчаный Карьер ул, дом № 3, офис 207</text:p>
      <text:p text:style-name="P7">Фактический адрес: 109383, Москва г, Песчаный Карьер ул, дом № 3, офис 207</text:p>
      <text:p text:style-name="P7">Телефон: (499)357-61-86 </text:p>
      <text:p text:style-name="P7">Генеральный директор <text:span text:style-name="T5">Скипидаров С.Я</text:span>. _____________________________</text:p>
      <text:p text:style-name="P7"/>
      <text:p text:style-name="P11"/>
      <text:p text:style-name="P11"/>
      <text:p text:style-name="P11"/>
      <text:p text:style-name="P7"><text:span text:style-name="T5">Свой экземпляр трудового договора на руки получил</text:span>.</text:p>
      <text:p text:style-name="P7"/>
      <text:p text:style-name="P7">____________________________________________________________________________________________________________________________________________________________________________</text:p>
      <text:p text:style-name="P7"><text:s/>(пишется собственноручно работником: «Свой экземпляр трудового договора на руки получил»).</text:p>
      <text:p text:style-name="P7"/>
      <text:p text:style-name="P7">__________________<text:tab/>/_____________________________ /«_____» ______________ 20___ года<text:tab/><text:tab/><text:tab/></text:p>
      <text:p text:style-name="P7">Подпись<text:tab/><text:tab/><text:tab/><text:span text:style-name="T11">Михайлов С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Segoe UI" fo:font-size="9pt" style:font-size-asian="9pt" style:font-name-complex="Segoe UI1" style:font-size-complex="9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in" fo:margin-bottom="0.139in" fo:line-height="115%" fo:text-indent="0in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299in" fo:margin-bottom="0.6693in" fo:margin-left="1.1028in" fo:margin-right="0.5909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рина</meta:initial-creator>
    <meta:editing-cycles>3</meta:editing-cycles>
    <meta:print-date>2021-06-28T11:02:00</meta:print-date>
    <meta:creation-date>2021-07-20T14:18:00</meta:creation-date>
    <dc:date>2021-07-21T17:16:58.47</dc:date>
    <meta:editing-duration>PT27M45S</meta:editing-duration>
    <meta:generator>OpenOffice/4.1.7$Win32 OpenOffice.org_project/417m1$Build-9800</meta:generator>
    <meta:document-statistic meta:table-count="0" meta:image-count="0" meta:object-count="0" meta:page-count="4" meta:paragraph-count="106" meta:word-count="1483" meta:character-count="122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